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phantom>
        <mstyle>
          <mrow>
            <mrow>
              <mfenced open="〈" close="〉">
                <mrow>
                  <mrow>
                    <mo stretchy="false">ψ</mo>
                  </mrow>
                  <mo stretchy="false">∣</mo>
                  <mrow>
                    <mi>A</mi>
                  </mrow>
                  <mo stretchy="false">∣</mo>
                  <mrow>
                    <mo stretchy="false">ψ</mo>
                  </mrow>
                </mrow>
              </mfenced>
              <mrow>
                <mi/>
                <mo stretchy="false">=</mo>
                <mi/>
              </mrow>
            </mrow>
          </mrow>
        </mstyle>
      </mphantom>
      <mstyle mathsize="70%">
        <mrow>
          <mrow>
            <mo stretchy="false">∑</mo>
            <mphantom>
              <mstyle>
                <mrow>
                  <mrow>
                    <mrow/>
                    <mi>i</mi>
                    <msub>
                      <mi>a</mi>
                      <mi>i</mi>
                    </msub>
                    <msup>
                      <mrow>
                        <mo stretchy="false">∣</mo>
                        <mrow>
                          <mfenced open="〈" close="〉">
                            <mrow>
                              <mrow>
                                <msub>
                                  <mi>a</mi>
                                  <mi>i</mi>
                                </msub>
                              </mrow>
                              <mo stretchy="false">∣</mo>
                              <mrow>
                                <mo stretchy="false">ψ</mo>
                              </mrow>
                            </mrow>
                          </mfenced>
                        </mrow>
                        <mo stretchy="false">∣</mo>
                      </mrow>
                      <mn>2</mn>
                    </msup>
                  </mrow>
                </mrow>
              </mstyle>
            </mphantom>
          </mrow>
        </mrow>
      </mstyle>
    </mrow>
    <annotation encoding="StarMath 5.0">phantom{ left langle %ipsi mline A mline %ipsi right rangle `=`} size*0.7 sum phantom{ from i a_i lline left langle a_i mline %ipsi right rangle rline 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15:26:14.565000000</meta:creation-date>
    <meta:generator>LibreOffice/4.1.4.2$Windows_x86 LibreOffice_project/0a0440ccc0227ad9829de5f46be37cfb6edcf72</meta:generator>
  </office:meta>
</office:document-meta>
</file>